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.5pt" style:font-size-asian="10.5pt" style:font-size-complex="10.5pt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Liberation Mono" fo:font-size="10.5pt" style:font-size-asian="10.5pt" style:font-size-complex="10.5pt"/>
    </style:style>
    <style:style style:name="P5" style:family="paragraph" style:parent-style-name="Text_20_body" style:list-style-name="L1">
      <style:text-properties style:font-name="Liberation Mono" fo:font-size="10.5pt" style:font-size-asian="10.5pt" style:font-size-complex="10.5pt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style:font-name="Liberation Mono" fo:font-size="10.5pt" style:font-size-asian="10.5pt" style:font-size-complex="10.5pt"/>
    </style:style>
    <style:style style:name="T1" style:family="text">
      <style:text-properties officeooo:rsid="001ae9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e963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ae963" style:font-size-asian="14pt" style:font-weight-asian="bold" style:font-size-complex="14pt" style:font-weight-complex="bold"/>
    </style:style>
    <style:style style:name="T6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Mono" fo:font-size="14pt" fo:font-weight="bold" officeooo:rsid="001ae963" style:font-size-asian="14pt" style:font-weight-asian="bold" style:font-size-complex="14pt" style:font-weight-complex="bold"/>
    </style:style>
    <style:style style:name="T8" style:family="text">
      <style:text-properties style:font-name="Liberation Mono" fo:font-size="10.5pt" style:font-size-asian="10.5pt" style:font-size-complex="10.5pt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MIFARE 1K standards <text:s/>Memory space considerations</text:span></text:p>
      <text:p text:style-name="P4"/>
      <text:p text:style-name="P4">MIFARE Classic 1K consists of 16 sectors. One sector consists of 4 blocks (sector trailer + 3 data blocks). Each block consists of 16 bytes.</text:p>
      <text:p text:style-name="Text_20_body"><text:span text:style-name="T8">This gives </text:span><text:span text:style-name="Source_20_Text"><text:span text:style-name="T8">16 Sectors * 4 Blocks * 16 Bytes = 1024 Bytes</text:span></text:span><text:span text:style-name="T8">.</text:span></text:p>
      <text:p text:style-name="P4">The actually usable data area depends on how you want to use the card:</text:p>
      <text:list xml:id="list2147894397282846741" text:style-name="L1">
        <text:list-item>
          <text:p text:style-name="P5">You use only one key per sector (key A); you use the unused parts of the sector trailers for data storage; you don't use a MIFARE application directory (MAD):</text:p>
          <text:list>
            <text:list-item>
              <text:p text:style-name="P6">The first block of the first sector is always reserved (UID/manufacturer data) and cannot be used to store user data. </text:p>
            </text:list-item>
            <text:list-item>
              <text:p text:style-name="P5">6 bytes of each sector trailer are reserved for key A. 3 bytes of each sector trailer are reserved for the access conditions. The remaining 7 bytes of the sector trailer can be used to store user data. </text:p>
            </text:list-item>
          </text:list>
          <text:p text:style-name="P3"><text:span text:style-name="T8">Thus, you can store </text:span><text:span text:style-name="Source_20_Text"><text:span text:style-name="T8">1 Sector * (2 Blocks * 16 Bytes + 1 Block * 7 Bytes) + 15 Blocks * (3 Blocks * 16 Bytes + 1 Block * 7 Bytes) = 864 Bytes</text:span></text:span><text:span text:style-name="T8">.</text:span></text:p>
        </text:list-item>
        <text:list-item>
          <text:p text:style-name="P5">You use two keys per sector (key A and key B); you use the unused parts of the sector trailers for data storage; you don't use a MIFARE application directory (MAD):</text:p>
          <text:list>
            <text:list-item>
              <text:p text:style-name="P5">12 bytes of each sector trailer are reserved for key A and B. 3 bytes of each sector trailer are reserved for the access conditions. The remaining byte of the sector trailer can be used to store user data. </text:p>
            </text:list-item>
          </text:list>
          <text:p text:style-name="P3"><text:span text:style-name="T8">Thus, you can store </text:span><text:span text:style-name="Source_20_Text"><text:span text:style-name="T8">1 Sector * (2 Blocks * 16 Bytes + 1 Block * 1 Byte) + 15 Blocks * (3 Blocks * 16 Bytes + 1 Block * 1 Byte) = 768 Bytes</text:span></text:span><text:span text:style-name="T8">.</text:span></text:p>
        </text:list-item>
        <text:list-item>
          <text:p text:style-name="P5">You use two keys per sector (key A and key B); you don't use the unused parts of the sector trailers for data storage; you don't use a MIFARE application directory (MAD):</text:p>
          <text:p text:style-name="P3"><text:span text:style-name="T8">Thus, you can store </text:span><text:span text:style-name="Source_20_Text"><text:span text:style-name="T8">1 Sector * 2 Blocks * 16 Bytes + 15 Blocks * 3 Blocks * 16 Bytes = 752 Bytes</text:span></text:span><text:span text:style-name="T8">.</text:span></text:p>
        </text:list-item>
        <text:list-item>
          <text:p text:style-name="P5">You use two keys per sector (key A and key B); you use the unused parts of the sector trailers for data storage; you use a MIFARE application directory (MAD):</text:p>
          <text:list>
            <text:list-item>
              <text:p text:style-name="P6">The data blocks and the general purpose byte (remaining byte in the sector trailer) of the first sector are reserved for the MAD. </text:p>
            </text:list-item>
            <text:list-item>
              <text:p text:style-name="P5">The general purpose byte in the other sectors can be used. </text:p>
            </text:list-item>
          </text:list>
          <text:p text:style-name="P3"><text:span text:style-name="T8">Thus, you can store </text:span><text:span text:style-name="Source_20_Text"><text:span text:style-name="T8">15 Blocks * (3 Blocks * 16 Bytes + 1 Block * 1 Byte) = 735 Bytes</text:span></text:span><text:span text:style-name="T8">.</text:span></text:p>
        </text:list-item>
        <text:list-item>
          <text:p text:style-name="P5"><text:soft-page-break/>You use two keys per sector (key A and key B); you use NXP's NDEF data mapping to transport an NDEF message:</text:p>
          <text:list>
            <text:list-item>
              <text:p text:style-name="P6">The MAD is used to assign sectors to the NDEF application. </text:p>
            </text:list-item>
            <text:list-item>
              <text:p text:style-name="P6">NDEF data can only be stored in the 3 data blocks of each NDEF sector. </text:p>
            </text:list-item>
            <text:list-item>
              <text:p text:style-name="P5">The NDEF message is wrapped in an NDEF TLV structure (1 byte for the tag 0x03, three bytes to indicate a length of more than 254 bytes). </text:p>
            </text:list-item>
          </text:list>
          <text:p text:style-name="P3"><text:span text:style-name="T8">Thus, you can store an NDEF message of up to </text:span><text:span text:style-name="Source_20_Text"><text:span text:style-name="T8">15 Blocks * 3 Blocks * 16 Bytes - 4 bytes = 716 Bytes</text:span></text:span><text:span text:style-name="T8">. Such an NDEF message could have a maximum payload of </text:span><text:span text:style-name="Source_20_Text"><text:span text:style-name="T8">716 Bytes - 1 Byte - 1 Byte - 4 Bytes = 710 Bytes</text:span></text:span><text:span text:style-name="T8"> (when using a NDEF record with TNF unknown, 1 header byte, 1 type length byte, 4 payload length bytes)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2:20:18.780580002</meta:creation-date>
    <dc:date>2018-08-16T12:22:03.877736371</dc:date>
    <meta:editing-duration>PT1M4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583" meta:character-count="2841" meta:non-whitespace-character-count="2284"/>
  </office:meta>
</office:document-meta>
</file>